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e">
      <style:text-properties fo:font-size="12pt" fo:font-weight="bold" style:font-size-asian="12pt" style:font-weight-asian="bold"/>
    </style:style>
    <style:style style:name="P2" style:family="paragraph" style:parent-style-name="Normale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P3" style:family="paragraph" style:parent-style-name="Normale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Normale" style:master-page-name="MP0">
      <style:paragraph-properties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officeooo:rsid="00041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erali</text:p>
      <text:p text:style-name="Normale"><text:span text:style-name="Car._20_predefinito_20_paragrafo"><text:span text:style-name="T1">Ricerca:</text:span></text:span><text:span text:style-name="Car._20_predefinito_20_paragrafo"><text:span text:style-name="T2"> </text:span></text:span></text:p>
      <text:p text:style-name="Normale">-Per zona geografica</text:p>
      <text:p text:style-name="Normale">-tipologia di cucina</text:p>
      <text:p text:style-name="Normale">-nome</text:p>
      <text:p text:style-name="P1">Sistema di classificazione:</text:p>
      <text:p text:style-name="Normale">-giudizio degli utenti</text:p>
      <text:p text:style-name="Normale">-numero recensioni</text:p>
      <text:p text:style-name="P1">Funzioni:</text:p>
      <text:p text:style-name="Normale">-Reclamare ristorante</text:p>
      <text:p text:style-name="Normale">-Inserire recensioni</text:p>
      <text:p text:style-name="Normale">-Inserire fotografie</text:p>
      <text:p text:style-name="Normale">-Segnalare foto</text:p>
      <text:p text:style-name="Normale">-<text:span text:style-name="T3">Ricerca ristoranti</text:span></text:p>
      <text:p text:style-name="Normale"/>
      <text:p text:style-name="P2">Entità</text:p>
      <text:p text:style-name="P1">Ristorante:</text:p>
      <text:p text:style-name="Normale">-Nome, Descrizione, Fotografie, link, cucina, coordinate, orari, prezzo, valutazione</text:p>
      <text:p text:style-name="P1">Utenti:</text:p>
      <text:p text:style-name="Normale">-Nome, Cognome, Email, Password</text:p>
      <text:p text:style-name="P3">Utente anonimo:</text:p>
      <text:p text:style-name="Normale">-menù: registrati accedi</text:p>
      <text:p text:style-name="P3">Utente registrato:</text:p>
      <text:p text:style-name="Normale">-menù: nome cognome (profilo, esci)</text:p>
      <text:p text:style-name="Normale">-dare voto, scrivere recensione, caricare foto</text:p>
      <text:p text:style-name="P3">Utente ristoratore:</text:p>
      <text:p text:style-name="Normale">-menù: notifiche, nome cognome (profilo, ristorante, esci)</text:p>
      <text:p text:style-name="Normale"><text:soft-page-break/>-reclamare ristorante (per diventare tale), segnalare foto, modificare dati ristorante</text:p>
      <text:p text:style-name="P3">Utente amministratore:</text:p>
      <text:p text:style-name="Normale">-menù: notifiche, nome cognome (profilo, esci)</text:p>
      <text:p text:style-name="Normale">-notificato da rimozione foto, notificato da reclamazioni</text:p>
      <text:p text:style-name="Normale"/>
      <text:p text:style-name="P2">Pagine</text:p>
      <text:p text:style-name="P1">Landing Page:</text:p>
      <text:p text:style-name="Normale">-Form di ricerca: textfield autocomplete, cerca</text:p>
      <text:p text:style-name="Normale">- ?elenco opzioni?</text:p>
      <text:p text:style-name="P1">Form di registrazione:</text:p>
      <text:p text:style-name="Normale">-email, password, privacy, iscriviti, annulla</text:p>
      <text:p text:style-name="P1">Form di login:</text:p>
      <text:p text:style-name="Normale">-username, password, resetpassword, accedi, annulla</text:p>
      <text:p text:style-name="P1">Pagina dei risultati:</text:p>
      <text:p text:style-name="Normale">-Elenco dei ristoranti ordinati per classifica (nome con link, foto, voto, posizioneclassifca, numerorecensioni, tipologiacucina, linkmappa)</text:p>
      <text:p text:style-name="Normale">-Possibilità di ordinare (per posizioneclassifica, per alfabetico, per fascia prezzo)</text:p>
      <text:p text:style-name="Normale">-Possibilità di filtrare (per tipologiacucina, per fascia prezzo)</text:p>
      <text:p text:style-name="P1">Pagine della mappa:</text:p>
      <text:p text:style-name="Normale">-link a googlemaps sul ristorante selezionato</text:p>
      <text:p text:style-name="P1">Pagine del ristorante:</text:p>
      <text:p text:style-name="Normale">-Nome, valutazione, posizioneclassifica, tipologia cucina, fascia prezzo, orari apertura, indirizzo, fotografie, elenco ultime recensioni, qr (nome inidirizzo, orario apertura), link per reclamare proprietà</text:p>
      <text:p text:style-name="P1">Pagina delle notifiche:</text:p>
      <text:p text:style-name="P3">(ristoratore)</text:p>
      <text:p text:style-name="Normale">-Avvenuta recensione</text:p>
      <text:p text:style-name="Normale">-Caricamento nuove foto (premendo arrivo a cancellazione foto)</text:p>
      <text:p text:style-name="P3">(amministratore)</text:p>
      <text:p text:style-name="Normale"><text:soft-page-break/>-Validare richieste reclamazione</text:p>
      <text:p text:style-name="Normale">-accedere a foto per validare cancell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initial-creator>Gallo, Denis</meta:initial-creator>
    <meta:creation-date>2016-06-09T12:42:00Z</meta:creation-date>
    <dc:date>2016-06-23T16:28:59.609000000</dc:date>
    <meta:editing-cycles>2</meta:editing-cycles>
    <meta:editing-duration>PT1H29M9S</meta:editing-duration>
    <meta:document-statistic meta:table-count="0" meta:image-count="0" meta:object-count="0" meta:page-count="3" meta:paragraph-count="53" meta:word-count="219" meta:character-count="1826" meta:non-whitespace-character-count="1659"/>
    <meta:template xlink:type="simple" xlink:actuate="onRequest" xlink:title="" xlink:href="Normal.dotm"/>
  </office:meta>
</office:document-meta>
</file>